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rvard RoomFINDER</text:p>
      <text:p text:style-name="Standard">Eric Lu</text:p>
      <text:p text:style-name="Standard">CS50 Fall 2011</text:p>
      <text:p text:style-name="Standard">Documentation</text:p>
      <text:p text:style-name="Standard"/>
      <text:p text:style-name="Standard">Harvard RoomFINDER is a website that allows users to map the way to a specific room on campus. Many campus maps exist, but they only map the route to a certain building. As a sophomore, I'm already quite familiar with the locations of each of the houses, but what I don't know is the exact location of the entryways or a specific room. For example, I always here about parties that go on in “Eliot Ground Zero.” But when I try to find my way to the party, I know exactly where Eliot House is, but once I get to Eliot House, I need to ask for directions to “Eliot Ground Zero.” </text:p>
      <text:p text:style-name="Standard"/>
      <text:p text:style-name="Standard">Harvard RoomFINDER solves this problem by mapping the exact location of each room on the floor plan of each house. Thus, once I select the room I'm looking for, Harvard RoomFINDER displays a map of the floor plan of the correct house and floor level, and that way I know where Eliot Ground Zero is in relation to the rest of the house (It's C-51 by the way, right across the courtyard from the dining hall, on the fifth floor).</text:p>
      <text:p text:style-name="Standard"/>
      <text:p text:style-name="Standard">Currently, the full implementation of RoomFINDER only works for Eliot House, because it takes time to put together a complete database of all the rooms and their locations on campus. However, the features of RoomFINDER are fully functional and can be immediately be applied to other houses as soon as the database is completed.</text:p>
      <text:p text:style-name="Standard"/>
      <text:p text:style-name="Standard">When a user visits Harvard RoomFINDER, they are greeted with a very simple interface. There are three main elements: a login form at the top, a logo with instructions at the left, and the map itself on the right. </text:p>
      <text:p text:style-name="Standard"/>
      <text:p text:style-name="Standard">Let's dive right in and explore the features of RoomFINDER. Imagine our friend in Eliot has asked us to study with them in Eliot Library. Say we live in Pforzheimer House, and we had no idea that Eliot House even had a library, much less where it is. </text:p>
      <text:p text:style-name="Standard"/>
      <text:p text:style-name="Standard">We know that we are going to Eliot House. So, we can select Eliot House from the drop-down menu on the left. Once Eliot House is selected, the page automatically updates, without reloading, to show another drop-down menu of different areas inside Eliot. Let's select “Popular Locations.” </text:p>
      <text:p text:style-name="Standard"/>
      <text:p text:style-name="Standard">The page again updates automatically, without reloading, to show a list of different rooms. We want the library, so we can select “Library” from the drop-down menu. Once we select this room, the map on the right automatically updates, centering itself at the Eliot Library, and creating a marker for the selected location. </text:p>
      <text:p text:style-name="Standard"/>
      <text:p text:style-name="Standard">If we dive into the information window for the marker, we see that there are a few more neat features to RoomFINDER. The information window automatically displays the current location. Underneath the heading, it also gives us a link that we can copy to directly link us to this location. Say we had another friend also coming to study in Eliot Library. To save our friend the trouble of going through the drop-down menus to find the room, we can directly link your friend to a page that displays the location of the room.</text:p>
      <text:p text:style-name="Standard"/>
      <text:p text:style-name="Standard">Beneath the link, there is also a button to “save this location.” Let's go ahead and click that. If we click “Save this location,” unfortunately we are taken to an error page that informs us that we must be logged <text:soft-page-break/>in to save locations. OK, fine, let's go ahead and register for an account. </text:p>
      <text:p text:style-name="Standard">The registration process is very straightforward. We choose and username and password and if the combination is valid, the system automatically logs us in. However, notice some clever features on the registration page. If any of the fields are empty, or if the passwords do not match, the form will not submit. Instead, it flashes a red error banner alerting the user to register correctly.</text:p>
      <text:p text:style-name="Standard"/>
      <text:p text:style-name="Standard">We're smarter than that, so we create an account. Now that we have an account and we're logged in, let's try repeating our steps from before and then saving Eliot Library as a location. </text:p>
      <text:p text:style-name="Standard"/>
      <text:p text:style-name="Standard">Notice first that now on the left hand side of the screen, we don't just have one drop-down menu, but actually two. One is the same as before – a list of the houses, but the other says “Choose A Saved Location.” If we click it, we notice that there is nothing to select. That's because we don't have any saved locations yet.</text:p>
      <text:p text:style-name="Standard"/>
      <text:p text:style-name="Standard">But let's again select “Eliot House,” then “Popular Destinations,” then “Library.” Now, if we click on “save this location,” the page will refresh, and on the left hand side of the screen, under “Choose A Saved Location,” we see that the menu has updated to include “Eliot Popular Destinations Library.” If we select that location, the map on the right automatically updates to center again at that stop. The map also prevents us from saving the location a second time. </text:p>
      <text:p text:style-name="Standard"/>
      <text:p text:style-name="Standard">Even when we are logged in, we can still select from the original 13 houses as well. We see that the menu automatically updates as before. </text:p>
      <text:p text:style-name="Standard"/>
      <text:p text:style-name="Standard">Thus, Harvard RoomFINDER is ease and straightforward to use. No more drunkenly asking people where the Belltower Suite is. No more walking around Winthrop House trying to find the Waka Common Room. RoomFINDER solves these problems and presents them to the user in a stylish, simply interface.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u</meta:initial-creator>
    <meta:creation-date>2011-12-07T21:17:01</meta:creation-date>
    <dc:date>2011-12-08T02:33:05</dc:date>
    <dc:creator>Eric Lu</dc:creator>
    <meta:editing-duration>PT1H58M23S</meta:editing-duration>
    <meta:editing-cycles>35</meta:editing-cycles>
    <meta:generator>OpenOffice.org/3.3$Unix OpenOffice.org_project/330m20$Build-9567</meta:generator>
    <meta:document-statistic meta:table-count="0" meta:image-count="0" meta:object-count="0" meta:page-count="2" meta:paragraph-count="19" meta:word-count="917" meta:character-count="5071"/>
  </office:meta>
</office:document-meta>
</file>